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E00000048427CF634FD4F3B0F.png" manifest:media-type="image/png"/>
  <manifest:file-entry manifest:full-path="Pictures/10000000000002D6000001BF047D85FB11869145.png" manifest:media-type="image/png"/>
  <manifest:file-entry manifest:full-path="Pictures/100000000000030E000000D2E18609212504F78F.png" manifest:media-type="image/png"/>
  <manifest:file-entry manifest:full-path="Pictures/100000000000017B000000183C7F2C2B1B9A2ECB.png" manifest:media-type="image/png"/>
  <manifest:file-entry manifest:full-path="Pictures/10000000000001DD000001F96BAEB1774CD98ABB.png" manifest:media-type="image/png"/>
  <manifest:file-entry manifest:full-path="Pictures/10000000000002470000004CD9223E5FB31E0226.png" manifest:media-type="image/png"/>
  <manifest:file-entry manifest:full-path="Pictures/100000000000029B000002470A4A83946E5AD13A.png" manifest:media-type="image/png"/>
  <manifest:file-entry manifest:full-path="Pictures/10000000000002530000008CEA93997766CA04AF.png" manifest:media-type="image/png"/>
  <manifest:file-entry manifest:full-path="Pictures/10000000000002AE00000147A25A4D048C4EB7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3ab83" officeooo:paragraph-rsid="0003ab83"/>
    </style:style>
    <style:style style:name="P2" style:family="paragraph" style:parent-style-name="Standard">
      <style:text-properties officeooo:rsid="0006b069" officeooo:paragraph-rsid="0006b0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065cm" svg:y="0.434cm" svg:width="17cm" svg:height="4.565cm" draw:z-index="0"><draw:image xlink:href="Pictures/100000000000030E000000D2E18609212504F7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reamos la carpeta ED-4.5.</text:p>
      <text:p text:style-name="Standard"/>
      <text:p text:style-name="Standard"><draw:frame draw:style-name="fr1" draw:name="Imagen4" text:anchor-type="char" svg:x="0.6cm" svg:y="0.039cm" svg:width="10.028cm" svg:height="0.635cm" draw:z-index="1"><draw:image xlink:href="Pictures/100000000000017B000000183C7F2C2B1B9A2ECB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x="0.15cm" svg:y="0.247cm" svg:width="15.425cm" svg:height="2.011cm" draw:z-index="2"><draw:image xlink:href="Pictures/10000000000002470000004CD9223E5FB31E0226.png" xlink:type="simple" xlink:show="embed" xlink:actuate="onLoad" draw:mime-type="image/png"/></draw:frame></text:p>
      <text:p text:style-name="Standard"/>
      <text:p text:style-name="Standard"><draw:frame draw:style-name="fr2" draw:name="Imagen6" text:anchor-type="char" svg:width="12.621cm" svg:height="13.361cm" draw:z-index="3"><draw:image xlink:href="Pictures/10000000000001DD000001F96BAEB1774CD98A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0cm" svg:y="0.002cm" svg:width="17cm" svg:height="14.859cm" draw:z-index="4"><draw:image xlink:href="Pictures/100000000000029B000002470A4A83946E5AD13A.png" xlink:type="simple" xlink:show="embed" xlink:actuate="onLoad" draw:mime-type="image/png"/></draw:frame><draw:frame draw:style-name="fr1" draw:name="Imagen8" text:anchor-type="char" svg:x="0.453cm" svg:y="13.162cm" svg:width="15.743cm" svg:height="3.704cm" draw:z-index="5"><draw:image xlink:href="Pictures/10000000000002530000008CEA93997766CA04A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n9" text:anchor-type="char" svg:x="0cm" svg:y="0.485cm" svg:width="17cm" svg:height="10.467cm" draw:z-index="6"><draw:image xlink:href="Pictures/10000000000002D6000001BF047D85FB11869145.png" xlink:type="simple" xlink:show="embed" xlink:actuate="onLoad" draw:mime-type="image/png"/></draw:frame><text:soft-page-break/></text:p>
      <text:p text:style-name="Standard"><draw:frame draw:style-name="fr1" draw:name="Imagen2" text:anchor-type="char" svg:x="0cm" svg:y="0.002cm" svg:width="17cm" svg:height="1.393cm" draw:z-index="7"><draw:image xlink:href="Pictures/100000000000036E00000048427CF634FD4F3B0F.png" xlink:type="simple" xlink:show="embed" xlink:actuate="onLoad" draw:mime-type="image/png"/></draw:frame></text:p>
      <text:p text:style-name="Standard"><draw:frame draw:style-name="fr1" draw:name="Imagen3" text:anchor-type="char" svg:x="0cm" svg:y="0.159cm" svg:width="17cm" svg:height="8.103cm" draw:z-index="8"><draw:image xlink:href="Pictures/10000000000002AE00000147A25A4D048C4EB7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ab83" officeooo:paragraph-rsid="0003ab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ván Martínez Estrada<text:tab/><text:tab/>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10:05:00.210000000</meta:creation-date>
    <dc:date>2023-01-24T13:30:01.270000000</dc:date>
    <meta:editing-duration>PT40M57S</meta:editing-duration>
    <meta:editing-cycles>8</meta:editing-cycles>
    <meta:generator>LibreOffice/7.4.3.2$Windows_X86_64 LibreOffice_project/1048a8393ae2eeec98dff31b5c133c5f1d08b890</meta:generator>
    <meta:document-statistic meta:table-count="0" meta:image-count="9" meta:object-count="0" meta:page-count="5" meta:paragraph-count="2" meta:word-count="8" meta:character-count="54" meta:non-whitespace-character-count="47"/>
  </office:meta>
</office:document-meta>
</file>